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5cm" style:type="right"/>
        </style:tab-stops>
      </style:paragraph-properties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14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4.501cm" style:type="right"/>
        </style:tab-stops>
      </style:paragraph-properties>
    </style:style>
    <style:style style:name="P16" style:family="paragraph" style:parent-style-name="Standard">
      <style:paragraph-properties fo:margin-left="0.998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4.002cm" style:type="right"/>
        </style:tab-stops>
      </style:paragraph-properties>
    </style:style>
    <style:style style:name="P17" style:family="paragraph" style:parent-style-name="Standard">
      <style:paragraph-properties fo:margin-left="1.498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13.503cm" style:type="right"/>
        </style:tab-stops>
      </style:paragraph-properties>
    </style:style>
    <style:style style:name="P18" style:family="paragraph" style:parent-style-name="Standard">
      <style:paragraph-properties fo:margin-left="1.249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249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1.27cm" fo:margin-right="0cm" fo:margin-top="0.423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1.884cm" fo:margin-right="0cm" fo:margin-top="0.423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1.884cm" fo:margin-right="0cm" fo:margin-top="0.423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1.884cm" fo:margin-right="0cm" fo:margin-top="0.423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left="1.884cm" fo:margin-right="0cm" fo:margin-top="0.423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1.884cm" fo:margin-right="0cm" fo:margin-top="0.423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6" style:family="paragraph" style:parent-style-name="Standard">
      <style:paragraph-properties fo:margin-left="1.884cm" fo:margin-right="0cm" fo:margin-top="0.423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27" style:family="paragraph" style:parent-style-name="Heading_20_3">
      <style:paragraph-properties fo:line-height="115%" fo:break-before="auto" fo:break-after="auto" style:writing-mode="lr-tb"/>
    </style:style>
    <style:style style:name="P28" style:family="paragraph" style:parent-style-name="Heading_20_4">
      <style:paragraph-properties fo:line-height="115%" fo:break-before="auto" fo:break-after="auto" style:writing-mode="lr-tb"/>
    </style:style>
    <style:style style:name="P29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" style:family="paragraph" style:parent-style-name="Heading_20_1">
      <style:paragraph-properties fo:line-height="115%" fo:break-before="auto" fo:break-after="auto" style:writing-mode="lr-tb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style:page-number="auto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423cm" fo:margin-bottom="0.212cm" loext:contextual-spacing="false" fo:line-height="115%" fo:text-align="start" style:justify-single-word="false" fo:orphans="2" fo:widows="2" fo:text-indent="0cm" style:auto-text-indent="false" fo:break-before="page" fo:keep-with-next="always" style:writing-mode="lr-tb"/>
      <style:text-properties fo:color="#000000" style:text-line-through-style="none" style:text-line-through-type="none" style:font-name="Verdana" fo:font-size="16pt" fo:font-style="normal" style:text-underline-style="none" fo:font-weight="bold" style:font-name-asian="Verdana" style:font-size-asian="16pt" style:font-style-asian="normal" style:font-weight-asian="bold" style:font-name-complex="Verdana" style:font-size-complex="16pt" style:font-style-complex="normal" style:font-weight-complex="bold"/>
    </style:style>
    <style:style style:name="P3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5" style:family="paragraph" style:parent-style-name="Heading_20_2">
      <style:paragraph-properties fo:margin-left="1.249cm" fo:margin-right="0cm" fo:line-height="115%" fo:text-indent="0cm" style:auto-text-indent="false" fo:break-before="auto" fo:break-after="auto" style:writing-mode="lr-tb"/>
    </style:style>
    <style:style style:name="P36" style:family="paragraph" style:parent-style-name="Heading_20_2">
      <style:paragraph-properties fo:line-height="115%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="Cambria" fo:font-size="13pt" style:font-name-asian="Cambria" style:font-size-asian="13pt" style:font-name-complex="Cambria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6"><text:span text:style-name="T4">Documento de Especificação de Requisitos</text:span></text:p>
      <text:p text:style-name="P6"><text:span text:style-name="T5">Sistema: Sistema para Controle de Acesso - SisComp</text:span></text:p>
      <text:p text:style-name="P8"/>
      <text:p text:style-name="P8"/>
      <text:p text:style-name="P11"><text:span text:style-name="T6">Trabalho desenvolvido no contexto abaixo:</text:span></text:p>
      <text:p text:style-name="P11"><text:span text:style-name="T7">Disciplina: Requisitos de Software</text:span></text:p>
      <text:p text:style-name="P11"><text:span text:style-name="T7">Curso: Engenharia de Software</text:span></text:p>
      <text:p text:style-name="P11"><text:span text:style-name="T7">INF - Instituto de Informática</text:span></text:p>
      <text:p text:style-name="P11"><text:span text:style-name="T7">UFG - Universidade Federal de Goiás</text:span></text:p>
      <text:p text:style-name="P6"><text:span text:style-name="T7">2</text:span>°<text:span text:style-name="T7"> semestre/ 2015</text:span></text:p>
      <text:p text:style-name="P10"/>
      <text:p text:style-name="P10"/>
      <text:p text:style-name="P10"/>
      <text:p text:style-name="P5"><text:span text:style-name="T7">Prof</text:span>a<text:span text:style-name="T7">. Taciana Novo Kudo</text:span></text:p>
      <text:p text:style-name="P13"><text:span text:style-name="T7">Grupo: João Henrique Camargo, Gabriel Barbosa, Pedro Victor, Lucas Vinícios,</text:span></text:p>
      <text:p text:style-name="P13"><text:span text:style-name="T7">Igor Queiroz e Guilherme Caixeta.</text:span></text:p>
      <text:p text:style-name="P14"/>
      <text:p text:style-name="P9"/>
      <text:p text:style-name="P32">Sumário</text:p>
      <text:p text:style-name="P3"><text:a xlink:type="simple" xlink:href="#id.gjdgxs" text:style-name="Internet_20_link" text:visited-style-name="Visited_20_Internet_20_Link">1. </text:a><text:a xlink:type="simple" xlink:href="#id.gjdgxs" text:style-name="Internet_20_link" text:visited-style-name="Visited_20_Internet_20_Link">INTRODUÇÃO</text:a><text:a xlink:type="simple" xlink:href="#id.gjdgxs" text:style-name="Internet_20_link" text:visited-style-name="Visited_20_Internet_20_Link"><text:tab/>4</text:a></text:p>
      <text:p text:style-name="P15"><text:a xlink:type="simple" xlink:href="#id.30j0zll" text:style-name="Internet_20_link" text:visited-style-name="Visited_20_Internet_20_Link">1.1 </text:a><text:a xlink:type="simple" xlink:href="#id.30j0zll" text:style-name="Internet_20_link" text:visited-style-name="Visited_20_Internet_20_Link">Propósito</text:a><text:a xlink:type="simple" xlink:href="#id.30j0zll" text:style-name="Internet_20_link" text:visited-style-name="Visited_20_Internet_20_Link"> </text:a><text:a xlink:type="simple" xlink:href="#id.30j0zll" text:style-name="Internet_20_link" text:visited-style-name="Visited_20_Internet_20_Link">do</text:a><text:a xlink:type="simple" xlink:href="#id.30j0zll" text:style-name="Internet_20_link" text:visited-style-name="Visited_20_Internet_20_Link"> </text:a><text:a xlink:type="simple" xlink:href="#id.30j0zll" text:style-name="Internet_20_link" text:visited-style-name="Visited_20_Internet_20_Link">documento</text:a><text:a xlink:type="simple" xlink:href="#id.30j0zll" text:style-name="Internet_20_link" text:visited-style-name="Visited_20_Internet_20_Link"> </text:a><text:a xlink:type="simple" xlink:href="#id.30j0zll" text:style-name="Internet_20_link" text:visited-style-name="Visited_20_Internet_20_Link">de</text:a><text:a xlink:type="simple" xlink:href="#id.30j0zll" text:style-name="Internet_20_link" text:visited-style-name="Visited_20_Internet_20_Link"> </text:a><text:a xlink:type="simple" xlink:href="#id.30j0zll" text:style-name="Internet_20_link" text:visited-style-name="Visited_20_Internet_20_Link">requisitos</text:a><text:a xlink:type="simple" xlink:href="#id.30j0zll" text:style-name="Internet_20_link" text:visited-style-name="Visited_20_Internet_20_Link"><text:tab/>4</text:a></text:p>
      <text:p text:style-name="P15"><text:a xlink:type="simple" xlink:href="#id.1fob9te" text:style-name="Internet_20_link" text:visited-style-name="Visited_20_Internet_20_Link">1.2 </text:a><text:a xlink:type="simple" xlink:href="#id.1fob9te" text:style-name="Internet_20_link" text:visited-style-name="Visited_20_Internet_20_Link">Escopo</text:a><text:a xlink:type="simple" xlink:href="#id.1fob9te" text:style-name="Internet_20_link" text:visited-style-name="Visited_20_Internet_20_Link"> </text:a><text:a xlink:type="simple" xlink:href="#id.1fob9te" text:style-name="Internet_20_link" text:visited-style-name="Visited_20_Internet_20_Link">do</text:a><text:a xlink:type="simple" xlink:href="#id.1fob9te" text:style-name="Internet_20_link" text:visited-style-name="Visited_20_Internet_20_Link"> </text:a><text:a xlink:type="simple" xlink:href="#id.1fob9te" text:style-name="Internet_20_link" text:visited-style-name="Visited_20_Internet_20_Link">produto</text:a><text:a xlink:type="simple" xlink:href="#id.1fob9te" text:style-name="Internet_20_link" text:visited-style-name="Visited_20_Internet_20_Link"><text:tab/>4</text:a></text:p>
      <text:p text:style-name="P15"><text:a xlink:type="simple" xlink:href="#id.3znysh7" text:style-name="Internet_20_link" text:visited-style-name="Visited_20_Internet_20_Link">1.3 </text:a><text:a xlink:type="simple" xlink:href="#id.3znysh7" text:style-name="Internet_20_link" text:visited-style-name="Visited_20_Internet_20_Link">Definições</text:a><text:a xlink:type="simple" xlink:href="#id.3znysh7" text:style-name="Internet_20_link" text:visited-style-name="Visited_20_Internet_20_Link">, </text:a><text:a xlink:type="simple" xlink:href="#id.3znysh7" text:style-name="Internet_20_link" text:visited-style-name="Visited_20_Internet_20_Link">acrônimos</text:a><text:a xlink:type="simple" xlink:href="#id.3znysh7" text:style-name="Internet_20_link" text:visited-style-name="Visited_20_Internet_20_Link"> </text:a><text:a xlink:type="simple" xlink:href="#id.3znysh7" text:style-name="Internet_20_link" text:visited-style-name="Visited_20_Internet_20_Link">e</text:a><text:a xlink:type="simple" xlink:href="#id.3znysh7" text:style-name="Internet_20_link" text:visited-style-name="Visited_20_Internet_20_Link"> </text:a><text:a xlink:type="simple" xlink:href="#id.3znysh7" text:style-name="Internet_20_link" text:visited-style-name="Visited_20_Internet_20_Link">abreviações</text:a><text:a xlink:type="simple" xlink:href="#id.3znysh7" text:style-name="Internet_20_link" text:visited-style-name="Visited_20_Internet_20_Link"><text:tab/>5</text:a></text:p>
      <text:p text:style-name="P15"><text:a xlink:type="simple" xlink:href="#id.2et92p0" text:style-name="Internet_20_link" text:visited-style-name="Visited_20_Internet_20_Link">1.4 </text:a><text:a xlink:type="simple" xlink:href="#id.2et92p0" text:style-name="Internet_20_link" text:visited-style-name="Visited_20_Internet_20_Link">Referências</text:a><text:a xlink:type="simple" xlink:href="#id.2et92p0" text:style-name="Internet_20_link" text:visited-style-name="Visited_20_Internet_20_Link"><text:tab/>5</text:a></text:p>
      <text:p text:style-name="P15"><text:a xlink:type="simple" xlink:href="#id.tyjcwt" text:style-name="Internet_20_link" text:visited-style-name="Visited_20_Internet_20_Link">1.5 </text:a><text:a xlink:type="simple" xlink:href="#id.tyjcwt" text:style-name="Internet_20_link" text:visited-style-name="Visited_20_Internet_20_Link">Visão</text:a><text:a xlink:type="simple" xlink:href="#id.tyjcwt" text:style-name="Internet_20_link" text:visited-style-name="Visited_20_Internet_20_Link"> </text:a><text:a xlink:type="simple" xlink:href="#id.tyjcwt" text:style-name="Internet_20_link" text:visited-style-name="Visited_20_Internet_20_Link">geral</text:a><text:a xlink:type="simple" xlink:href="#id.tyjcwt" text:style-name="Internet_20_link" text:visited-style-name="Visited_20_Internet_20_Link"> </text:a><text:a xlink:type="simple" xlink:href="#id.tyjcwt" text:style-name="Internet_20_link" text:visited-style-name="Visited_20_Internet_20_Link">do</text:a><text:a xlink:type="simple" xlink:href="#id.tyjcwt" text:style-name="Internet_20_link" text:visited-style-name="Visited_20_Internet_20_Link"> </text:a><text:a xlink:type="simple" xlink:href="#id.tyjcwt" text:style-name="Internet_20_link" text:visited-style-name="Visited_20_Internet_20_Link">restante</text:a><text:a xlink:type="simple" xlink:href="#id.tyjcwt" text:style-name="Internet_20_link" text:visited-style-name="Visited_20_Internet_20_Link"> </text:a><text:a xlink:type="simple" xlink:href="#id.tyjcwt" text:style-name="Internet_20_link" text:visited-style-name="Visited_20_Internet_20_Link">do</text:a><text:a xlink:type="simple" xlink:href="#id.tyjcwt" text:style-name="Internet_20_link" text:visited-style-name="Visited_20_Internet_20_Link"> </text:a><text:a xlink:type="simple" xlink:href="#id.tyjcwt" text:style-name="Internet_20_link" text:visited-style-name="Visited_20_Internet_20_Link">documento</text:a><text:a xlink:type="simple" xlink:href="#id.tyjcwt" text:style-name="Internet_20_link" text:visited-style-name="Visited_20_Internet_20_Link"><text:tab/>5</text:a></text:p>
      <text:p text:style-name="P3"><text:a xlink:type="simple" xlink:href="#id.3dy6vkm" text:style-name="Internet_20_link" text:visited-style-name="Visited_20_Internet_20_Link">2. </text:a><text:a xlink:type="simple" xlink:href="#id.3dy6vkm" text:style-name="Internet_20_link" text:visited-style-name="Visited_20_Internet_20_Link">DESCRIÇÃO</text:a><text:a xlink:type="simple" xlink:href="#id.3dy6vkm" text:style-name="Internet_20_link" text:visited-style-name="Visited_20_Internet_20_Link"> </text:a><text:a xlink:type="simple" xlink:href="#id.3dy6vkm" text:style-name="Internet_20_link" text:visited-style-name="Visited_20_Internet_20_Link">GERAL</text:a><text:a xlink:type="simple" xlink:href="#id.3dy6vkm" text:style-name="Internet_20_link" text:visited-style-name="Visited_20_Internet_20_Link"><text:tab/>5</text:a></text:p>
      <text:p text:style-name="P15"><text:a xlink:type="simple" xlink:href="#id.1t3h5sf" text:style-name="Internet_20_link" text:visited-style-name="Visited_20_Internet_20_Link">2.1 </text:a><text:a xlink:type="simple" xlink:href="#id.1t3h5sf" text:style-name="Internet_20_link" text:visited-style-name="Visited_20_Internet_20_Link">Perspectiva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do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Produto</text:a><text:a xlink:type="simple" xlink:href="#id.1t3h5sf" text:style-name="Internet_20_link" text:visited-style-name="Visited_20_Internet_20_Link"><text:tab/>5</text:a></text:p>
      <text:p text:style-name="P15"><text:a xlink:type="simple" xlink:href="#id.4d34og8" text:style-name="Internet_20_link" text:visited-style-name="Visited_20_Internet_20_Link">2.2 </text:a><text:a xlink:type="simple" xlink:href="#id.4d34og8" text:style-name="Internet_20_link" text:visited-style-name="Visited_20_Internet_20_Link">Funções</text:a><text:a xlink:type="simple" xlink:href="#id.4d34og8" text:style-name="Internet_20_link" text:visited-style-name="Visited_20_Internet_20_Link"> </text:a><text:a xlink:type="simple" xlink:href="#id.4d34og8" text:style-name="Internet_20_link" text:visited-style-name="Visited_20_Internet_20_Link">do</text:a><text:a xlink:type="simple" xlink:href="#id.4d34og8" text:style-name="Internet_20_link" text:visited-style-name="Visited_20_Internet_20_Link"> </text:a><text:a xlink:type="simple" xlink:href="#id.4d34og8" text:style-name="Internet_20_link" text:visited-style-name="Visited_20_Internet_20_Link">produto</text:a><text:a xlink:type="simple" xlink:href="#id.4d34og8" text:style-name="Internet_20_link" text:visited-style-name="Visited_20_Internet_20_Link"><text:tab/>5</text:a></text:p>
      <text:p text:style-name="P15"><text:a xlink:type="simple" xlink:href="#id.2s8eyo1" text:style-name="Internet_20_link" text:visited-style-name="Visited_20_Internet_20_Link">2.2 </text:a><text:a xlink:type="simple" xlink:href="#id.2s8eyo1" text:style-name="Internet_20_link" text:visited-style-name="Visited_20_Internet_20_Link">Características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do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usuário</text:a><text:a xlink:type="simple" xlink:href="#id.2s8eyo1" text:style-name="Internet_20_link" text:visited-style-name="Visited_20_Internet_20_Link"><text:tab/>6</text:a></text:p>
      <text:p text:style-name="P15"><text:a xlink:type="simple" xlink:href="#id.17dp8vu" text:style-name="Internet_20_link" text:visited-style-name="Visited_20_Internet_20_Link">2.4 </text:a><text:a xlink:type="simple" xlink:href="#id.17dp8vu" text:style-name="Internet_20_link" text:visited-style-name="Visited_20_Internet_20_Link">Restrições</text:a><text:a xlink:type="simple" xlink:href="#id.17dp8vu" text:style-name="Internet_20_link" text:visited-style-name="Visited_20_Internet_20_Link"> </text:a><text:a xlink:type="simple" xlink:href="#id.17dp8vu" text:style-name="Internet_20_link" text:visited-style-name="Visited_20_Internet_20_Link">Gerais</text:a><text:a xlink:type="simple" xlink:href="#id.17dp8vu" text:style-name="Internet_20_link" text:visited-style-name="Visited_20_Internet_20_Link"><text:tab/>6</text:a></text:p>
      <text:p text:style-name="P15"><text:a xlink:type="simple" xlink:href="#id.3rdcrjn" text:style-name="Internet_20_link" text:visited-style-name="Visited_20_Internet_20_Link">2.5 </text:a><text:a xlink:type="simple" xlink:href="#id.3rdcrjn" text:style-name="Internet_20_link" text:visited-style-name="Visited_20_Internet_20_Link">Suposições</text:a><text:a xlink:type="simple" xlink:href="#id.3rdcrjn" text:style-name="Internet_20_link" text:visited-style-name="Visited_20_Internet_20_Link"> </text:a><text:a xlink:type="simple" xlink:href="#id.3rdcrjn" text:style-name="Internet_20_link" text:visited-style-name="Visited_20_Internet_20_Link">e</text:a><text:a xlink:type="simple" xlink:href="#id.3rdcrjn" text:style-name="Internet_20_link" text:visited-style-name="Visited_20_Internet_20_Link"> </text:a><text:a xlink:type="simple" xlink:href="#id.3rdcrjn" text:style-name="Internet_20_link" text:visited-style-name="Visited_20_Internet_20_Link">Dependências</text:a><text:a xlink:type="simple" xlink:href="#id.3rdcrjn" text:style-name="Internet_20_link" text:visited-style-name="Visited_20_Internet_20_Link"><text:tab/>6</text:a></text:p>
      <text:p text:style-name="P3"><text:a xlink:type="simple" xlink:href="#id.26in1rg" text:style-name="Internet_20_link" text:visited-style-name="Visited_20_Internet_20_Link">3. </text:a><text:a xlink:type="simple" xlink:href="#id.26in1rg" text:style-name="Internet_20_link" text:visited-style-name="Visited_20_Internet_20_Link">REQUISITOS</text:a><text:a xlink:type="simple" xlink:href="#id.26in1rg" text:style-name="Internet_20_link" text:visited-style-name="Visited_20_Internet_20_Link"> </text:a><text:a xlink:type="simple" xlink:href="#id.26in1rg" text:style-name="Internet_20_link" text:visited-style-name="Visited_20_Internet_20_Link">DO</text:a><text:a xlink:type="simple" xlink:href="#id.26in1rg" text:style-name="Internet_20_link" text:visited-style-name="Visited_20_Internet_20_Link"> </text:a><text:a xlink:type="simple" xlink:href="#id.26in1rg" text:style-name="Internet_20_link" text:visited-style-name="Visited_20_Internet_20_Link">SISTEMA</text:a><text:a xlink:type="simple" xlink:href="#id.26in1rg" text:style-name="Internet_20_link" text:visited-style-name="Visited_20_Internet_20_Link"><text:tab/>6</text:a></text:p>
      <text:p text:style-name="P15"><text:a xlink:type="simple" xlink:href="#id.lnxbz9" text:style-name="Internet_20_link" text:visited-style-name="Visited_20_Internet_20_Link">3.1 </text:a><text:a xlink:type="simple" xlink:href="#id.lnxbz9" text:style-name="Internet_20_link" text:visited-style-name="Visited_20_Internet_20_Link">Requisitos</text:a><text:a xlink:type="simple" xlink:href="#id.lnxbz9" text:style-name="Internet_20_link" text:visited-style-name="Visited_20_Internet_20_Link"> </text:a><text:a xlink:type="simple" xlink:href="#id.lnxbz9" text:style-name="Internet_20_link" text:visited-style-name="Visited_20_Internet_20_Link">Funcionais</text:a><text:a xlink:type="simple" xlink:href="#id.lnxbz9" text:style-name="Internet_20_link" text:visited-style-name="Visited_20_Internet_20_Link"> (</text:a><text:a xlink:type="simple" xlink:href="#id.lnxbz9" text:style-name="Internet_20_link" text:visited-style-name="Visited_20_Internet_20_Link">RF</text:a><text:a xlink:type="simple" xlink:href="#id.lnxbz9" text:style-name="Internet_20_link" text:visited-style-name="Visited_20_Internet_20_Link">)<text:tab/>6</text:a></text:p>
      <text:p text:style-name="P15"><text:a xlink:type="simple" xlink:href="#id.35nkun2" text:style-name="Internet_20_link" text:visited-style-name="Visited_20_Internet_20_Link">3.2 </text:a><text:a xlink:type="simple" xlink:href="#id.35nkun2" text:style-name="Internet_20_link" text:visited-style-name="Visited_20_Internet_20_Link">Requisitos</text:a><text:a xlink:type="simple" xlink:href="#id.35nkun2" text:style-name="Internet_20_link" text:visited-style-name="Visited_20_Internet_20_Link"> </text:a><text:a xlink:type="simple" xlink:href="#id.35nkun2" text:style-name="Internet_20_link" text:visited-style-name="Visited_20_Internet_20_Link">Não</text:a><text:a xlink:type="simple" xlink:href="#id.35nkun2" text:style-name="Internet_20_link" text:visited-style-name="Visited_20_Internet_20_Link"> </text:a><text:a xlink:type="simple" xlink:href="#id.35nkun2" text:style-name="Internet_20_link" text:visited-style-name="Visited_20_Internet_20_Link">Funcionais</text:a><text:a xlink:type="simple" xlink:href="#id.35nkun2" text:style-name="Internet_20_link" text:visited-style-name="Visited_20_Internet_20_Link"> (</text:a><text:a xlink:type="simple" xlink:href="#id.35nkun2" text:style-name="Internet_20_link" text:visited-style-name="Visited_20_Internet_20_Link">RNF</text:a><text:a xlink:type="simple" xlink:href="#id.35nkun2" text:style-name="Internet_20_link" text:visited-style-name="Visited_20_Internet_20_Link">)<text:tab/>8</text:a></text:p>
      <text:p text:style-name="P16"><text:a xlink:type="simple" xlink:href="#id.1ksv4uv" text:style-name="Internet_20_link" text:visited-style-name="Visited_20_Internet_20_Link"><text:s/></text:a><text:a xlink:type="simple" xlink:href="#id.1ksv4uv" text:style-name="Internet_20_link" text:visited-style-name="Visited_20_Internet_20_Link">Requisitos</text:a><text:a xlink:type="simple" xlink:href="#id.1ksv4uv" text:style-name="Internet_20_link" text:visited-style-name="Visited_20_Internet_20_Link"> </text:a><text:a xlink:type="simple" xlink:href="#id.1ksv4uv" text:style-name="Internet_20_link" text:visited-style-name="Visited_20_Internet_20_Link">Não</text:a><text:a xlink:type="simple" xlink:href="#id.1ksv4uv" text:style-name="Internet_20_link" text:visited-style-name="Visited_20_Internet_20_Link"> </text:a><text:a xlink:type="simple" xlink:href="#id.1ksv4uv" text:style-name="Internet_20_link" text:visited-style-name="Visited_20_Internet_20_Link">Funcionais</text:a><text:a xlink:type="simple" xlink:href="#id.1ksv4uv" text:style-name="Internet_20_link" text:visited-style-name="Visited_20_Internet_20_Link"> </text:a><text:a xlink:type="simple" xlink:href="#id.1ksv4uv" text:style-name="Internet_20_link" text:visited-style-name="Visited_20_Internet_20_Link">do</text:a><text:a xlink:type="simple" xlink:href="#id.1ksv4uv" text:style-name="Internet_20_link" text:visited-style-name="Visited_20_Internet_20_Link"> </text:a><text:a xlink:type="simple" xlink:href="#id.1ksv4uv" text:style-name="Internet_20_link" text:visited-style-name="Visited_20_Internet_20_Link">Produto</text:a><text:a xlink:type="simple" xlink:href="#id.1ksv4uv" text:style-name="Internet_20_link" text:visited-style-name="Visited_20_Internet_20_Link"><text:tab/>8</text:a></text:p>
      <text:p text:style-name="P17"><text:a xlink:type="simple" xlink:href="#id.2jxsxqh" text:style-name="Internet_20_link" text:visited-style-name="Visited_20_Internet_20_Link"><text:s/></text:a><text:a xlink:type="simple" xlink:href="#id.2jxsxqh" text:style-name="Internet_20_link" text:visited-style-name="Visited_20_Internet_20_Link">Requisitos</text:a><text:a xlink:type="simple" xlink:href="#id.2jxsxqh" text:style-name="Internet_20_link" text:visited-style-name="Visited_20_Internet_20_Link"> </text:a><text:a xlink:type="simple" xlink:href="#id.2jxsxqh" text:style-name="Internet_20_link" text:visited-style-name="Visited_20_Internet_20_Link">de</text:a><text:a xlink:type="simple" xlink:href="#id.2jxsxqh" text:style-name="Internet_20_link" text:visited-style-name="Visited_20_Internet_20_Link"> </text:a><text:a xlink:type="simple" xlink:href="#id.2jxsxqh" text:style-name="Internet_20_link" text:visited-style-name="Visited_20_Internet_20_Link">Facilidade</text:a><text:a xlink:type="simple" xlink:href="#id.2jxsxqh" text:style-name="Internet_20_link" text:visited-style-name="Visited_20_Internet_20_Link"> </text:a><text:a xlink:type="simple" xlink:href="#id.2jxsxqh" text:style-name="Internet_20_link" text:visited-style-name="Visited_20_Internet_20_Link">de</text:a><text:a xlink:type="simple" xlink:href="#id.2jxsxqh" text:style-name="Internet_20_link" text:visited-style-name="Visited_20_Internet_20_Link"> </text:a><text:a xlink:type="simple" xlink:href="#id.2jxsxqh" text:style-name="Internet_20_link" text:visited-style-name="Visited_20_Internet_20_Link">Uso</text:a><text:a xlink:type="simple" xlink:href="#id.2jxsxqh" text:style-name="Internet_20_link" text:visited-style-name="Visited_20_Internet_20_Link"><text:tab/>8</text:a></text:p>
      <text:p text:style-name="P17"><text:a xlink:type="simple" xlink:href="#id.3j2qqm3" text:style-name="Internet_20_link" text:visited-style-name="Visited_20_Internet_20_Link"><text:s/></text:a><text:a xlink:type="simple" xlink:href="#id.3j2qqm3" text:style-name="Internet_20_link" text:visited-style-name="Visited_20_Internet_20_Link">Requisitos</text:a><text:a xlink:type="simple" xlink:href="#id.3j2qqm3" text:style-name="Internet_20_link" text:visited-style-name="Visited_20_Internet_20_Link"> </text:a><text:a xlink:type="simple" xlink:href="#id.3j2qqm3" text:style-name="Internet_20_link" text:visited-style-name="Visited_20_Internet_20_Link">de</text:a><text:a xlink:type="simple" xlink:href="#id.3j2qqm3" text:style-name="Internet_20_link" text:visited-style-name="Visited_20_Internet_20_Link"> </text:a><text:a xlink:type="simple" xlink:href="#id.3j2qqm3" text:style-name="Internet_20_link" text:visited-style-name="Visited_20_Internet_20_Link">Desempenho</text:a><text:a xlink:type="simple" xlink:href="#id.3j2qqm3" text:style-name="Internet_20_link" text:visited-style-name="Visited_20_Internet_20_Link"><text:tab/>8</text:a></text:p>
      <text:p text:style-name="P17"><text:a xlink:type="simple" xlink:href="#id.4i7ojhp" text:style-name="Internet_20_link" text:visited-style-name="Visited_20_Internet_20_Link"><text:s/></text:a><text:a xlink:type="simple" xlink:href="#id.4i7ojhp" text:style-name="Internet_20_link" text:visited-style-name="Visited_20_Internet_20_Link">Requisitos</text:a><text:a xlink:type="simple" xlink:href="#id.4i7ojhp" text:style-name="Internet_20_link" text:visited-style-name="Visited_20_Internet_20_Link"> </text:a><text:a xlink:type="simple" xlink:href="#id.4i7ojhp" text:style-name="Internet_20_link" text:visited-style-name="Visited_20_Internet_20_Link">de</text:a><text:a xlink:type="simple" xlink:href="#id.4i7ojhp" text:style-name="Internet_20_link" text:visited-style-name="Visited_20_Internet_20_Link"> </text:a><text:a xlink:type="simple" xlink:href="#id.4i7ojhp" text:style-name="Internet_20_link" text:visited-style-name="Visited_20_Internet_20_Link">Confiabilidade</text:a><text:a xlink:type="simple" xlink:href="#id.4i7ojhp" text:style-name="Internet_20_link" text:visited-style-name="Visited_20_Internet_20_Link"><text:tab/>8</text:a></text:p>
      <text:p text:style-name="P17"><text:a xlink:type="simple" xlink:href="#id.1ci93xb" text:style-name="Internet_20_link" text:visited-style-name="Visited_20_Internet_20_Link"><text:s/></text:a><text:a xlink:type="simple" xlink:href="#id.1ci93xb" text:style-name="Internet_20_link" text:visited-style-name="Visited_20_Internet_20_Link">Requisitos</text:a><text:a xlink:type="simple" xlink:href="#id.1ci93xb" text:style-name="Internet_20_link" text:visited-style-name="Visited_20_Internet_20_Link"> </text:a><text:a xlink:type="simple" xlink:href="#id.1ci93xb" text:style-name="Internet_20_link" text:visited-style-name="Visited_20_Internet_20_Link">de</text:a><text:a xlink:type="simple" xlink:href="#id.1ci93xb" text:style-name="Internet_20_link" text:visited-style-name="Visited_20_Internet_20_Link"> </text:a><text:a xlink:type="simple" xlink:href="#id.1ci93xb" text:style-name="Internet_20_link" text:visited-style-name="Visited_20_Internet_20_Link">Portabilidade</text:a><text:a xlink:type="simple" xlink:href="#id.1ci93xb" text:style-name="Internet_20_link" text:visited-style-name="Visited_20_Internet_20_Link"><text:tab/>9</text:a></text:p>
      <text:p text:style-name="P16"><text:a xlink:type="simple" xlink:href="#id.2bn6wsx" text:style-name="Internet_20_link" text:visited-style-name="Visited_20_Internet_20_Link"><text:s/></text:a><text:a xlink:type="simple" xlink:href="#id.2bn6wsx" text:style-name="Internet_20_link" text:visited-style-name="Visited_20_Internet_20_Link">Requisitos</text:a><text:a xlink:type="simple" xlink:href="#id.2bn6wsx" text:style-name="Internet_20_link" text:visited-style-name="Visited_20_Internet_20_Link"> </text:a><text:a xlink:type="simple" xlink:href="#id.2bn6wsx" text:style-name="Internet_20_link" text:visited-style-name="Visited_20_Internet_20_Link">Não</text:a><text:a xlink:type="simple" xlink:href="#id.2bn6wsx" text:style-name="Internet_20_link" text:visited-style-name="Visited_20_Internet_20_Link"> </text:a><text:a xlink:type="simple" xlink:href="#id.2bn6wsx" text:style-name="Internet_20_link" text:visited-style-name="Visited_20_Internet_20_Link">Funcionais</text:a><text:a xlink:type="simple" xlink:href="#id.2bn6wsx" text:style-name="Internet_20_link" text:visited-style-name="Visited_20_Internet_20_Link"> </text:a><text:a xlink:type="simple" xlink:href="#id.2bn6wsx" text:style-name="Internet_20_link" text:visited-style-name="Visited_20_Internet_20_Link">Organizacionais</text:a><text:a xlink:type="simple" xlink:href="#id.2bn6wsx" text:style-name="Internet_20_link" text:visited-style-name="Visited_20_Internet_20_Link"><text:tab/>9</text:a></text:p>
      <text:p text:style-name="P17"><text:a xlink:type="simple" xlink:href="#id.3as4poj" text:style-name="Internet_20_link" text:visited-style-name="Visited_20_Internet_20_Link"><text:s/></text:a><text:a xlink:type="simple" xlink:href="#id.3as4poj" text:style-name="Internet_20_link" text:visited-style-name="Visited_20_Internet_20_Link">Requisitos</text:a><text:a xlink:type="simple" xlink:href="#id.3as4poj" text:style-name="Internet_20_link" text:visited-style-name="Visited_20_Internet_20_Link"> </text:a><text:a xlink:type="simple" xlink:href="#id.3as4poj" text:style-name="Internet_20_link" text:visited-style-name="Visited_20_Internet_20_Link">de</text:a><text:a xlink:type="simple" xlink:href="#id.3as4poj" text:style-name="Internet_20_link" text:visited-style-name="Visited_20_Internet_20_Link"> </text:a><text:a xlink:type="simple" xlink:href="#id.3as4poj" text:style-name="Internet_20_link" text:visited-style-name="Visited_20_Internet_20_Link">Entrega</text:a><text:a xlink:type="simple" xlink:href="#id.3as4poj" text:style-name="Internet_20_link" text:visited-style-name="Visited_20_Internet_20_Link"><text:tab/>9</text:a></text:p>
      <text:p text:style-name="P17"><text:a xlink:type="simple" xlink:href="#id.49x2ik5" text:style-name="Internet_20_link" text:visited-style-name="Visited_20_Internet_20_Link"><text:s/></text:a><text:a xlink:type="simple" xlink:href="#id.49x2ik5" text:style-name="Internet_20_link" text:visited-style-name="Visited_20_Internet_20_Link">Requisitos</text:a><text:a xlink:type="simple" xlink:href="#id.49x2ik5" text:style-name="Internet_20_link" text:visited-style-name="Visited_20_Internet_20_Link"> </text:a><text:a xlink:type="simple" xlink:href="#id.49x2ik5" text:style-name="Internet_20_link" text:visited-style-name="Visited_20_Internet_20_Link">de</text:a><text:a xlink:type="simple" xlink:href="#id.49x2ik5" text:style-name="Internet_20_link" text:visited-style-name="Visited_20_Internet_20_Link"> </text:a><text:a xlink:type="simple" xlink:href="#id.49x2ik5" text:style-name="Internet_20_link" text:visited-style-name="Visited_20_Internet_20_Link">Implementação</text:a><text:a xlink:type="simple" xlink:href="#id.49x2ik5" text:style-name="Internet_20_link" text:visited-style-name="Visited_20_Internet_20_Link"><text:tab/>9</text:a></text:p>
      <text:p text:style-name="P17"><text:a xlink:type="simple" xlink:href="#id.147n2zr" text:style-name="Internet_20_link" text:visited-style-name="Visited_20_Internet_20_Link"><text:s/></text:a><text:a xlink:type="simple" xlink:href="#id.147n2zr" text:style-name="Internet_20_link" text:visited-style-name="Visited_20_Internet_20_Link">Requisitos</text:a><text:a xlink:type="simple" xlink:href="#id.147n2zr" text:style-name="Internet_20_link" text:visited-style-name="Visited_20_Internet_20_Link"> </text:a><text:a xlink:type="simple" xlink:href="#id.147n2zr" text:style-name="Internet_20_link" text:visited-style-name="Visited_20_Internet_20_Link">de</text:a><text:a xlink:type="simple" xlink:href="#id.147n2zr" text:style-name="Internet_20_link" text:visited-style-name="Visited_20_Internet_20_Link"> </text:a><text:a xlink:type="simple" xlink:href="#id.147n2zr" text:style-name="Internet_20_link" text:visited-style-name="Visited_20_Internet_20_Link">Padrões</text:a><text:a xlink:type="simple" xlink:href="#id.147n2zr" text:style-name="Internet_20_link" text:visited-style-name="Visited_20_Internet_20_Link"><text:tab/>9</text:a></text:p>
      <text:p text:style-name="P16"><text:a xlink:type="simple" xlink:href="#id.23ckvvd" text:style-name="Internet_20_link" text:visited-style-name="Visited_20_Internet_20_Link"><text:s/></text:a><text:a xlink:type="simple" xlink:href="#id.23ckvvd" text:style-name="Internet_20_link" text:visited-style-name="Visited_20_Internet_20_Link">Requisitos</text:a><text:a xlink:type="simple" xlink:href="#id.23ckvvd" text:style-name="Internet_20_link" text:visited-style-name="Visited_20_Internet_20_Link"> </text:a><text:a xlink:type="simple" xlink:href="#id.23ckvvd" text:style-name="Internet_20_link" text:visited-style-name="Visited_20_Internet_20_Link">Não</text:a><text:a xlink:type="simple" xlink:href="#id.23ckvvd" text:style-name="Internet_20_link" text:visited-style-name="Visited_20_Internet_20_Link"> </text:a><text:a xlink:type="simple" xlink:href="#id.23ckvvd" text:style-name="Internet_20_link" text:visited-style-name="Visited_20_Internet_20_Link">Funcionais</text:a><text:a xlink:type="simple" xlink:href="#id.23ckvvd" text:style-name="Internet_20_link" text:visited-style-name="Visited_20_Internet_20_Link"> </text:a><text:a xlink:type="simple" xlink:href="#id.23ckvvd" text:style-name="Internet_20_link" text:visited-style-name="Visited_20_Internet_20_Link">Externos</text:a><text:a xlink:type="simple" xlink:href="#id.23ckvvd" text:style-name="Internet_20_link" text:visited-style-name="Visited_20_Internet_20_Link"><text:tab/>9</text:a></text:p>
      <text:p text:style-name="P17"><text:soft-page-break/><text:a xlink:type="simple" xlink:href="#id.32hioqz" text:style-name="Internet_20_link" text:visited-style-name="Visited_20_Internet_20_Link"><text:s/></text:a><text:a xlink:type="simple" xlink:href="#id.32hioqz" text:style-name="Internet_20_link" text:visited-style-name="Visited_20_Internet_20_Link">Requisitos</text:a><text:a xlink:type="simple" xlink:href="#id.32hioqz" text:style-name="Internet_20_link" text:visited-style-name="Visited_20_Internet_20_Link"> </text:a><text:a xlink:type="simple" xlink:href="#id.32hioqz" text:style-name="Internet_20_link" text:visited-style-name="Visited_20_Internet_20_Link">de</text:a><text:a xlink:type="simple" xlink:href="#id.32hioqz" text:style-name="Internet_20_link" text:visited-style-name="Visited_20_Internet_20_Link"> </text:a><text:a xlink:type="simple" xlink:href="#id.32hioqz" text:style-name="Internet_20_link" text:visited-style-name="Visited_20_Internet_20_Link">Interoperabilidade</text:a><text:a xlink:type="simple" xlink:href="#id.32hioqz" text:style-name="Internet_20_link" text:visited-style-name="Visited_20_Internet_20_Link"><text:tab/>9</text:a></text:p>
      <text:p text:style-name="P17"><text:a xlink:type="simple" xlink:href="#id.41mghml" text:style-name="Internet_20_link" text:visited-style-name="Visited_20_Internet_20_Link"><text:s/></text:a><text:a xlink:type="simple" xlink:href="#id.41mghml" text:style-name="Internet_20_link" text:visited-style-name="Visited_20_Internet_20_Link">Requisitos</text:a><text:a xlink:type="simple" xlink:href="#id.41mghml" text:style-name="Internet_20_link" text:visited-style-name="Visited_20_Internet_20_Link"> </text:a><text:a xlink:type="simple" xlink:href="#id.41mghml" text:style-name="Internet_20_link" text:visited-style-name="Visited_20_Internet_20_Link">Éticos</text:a><text:a xlink:type="simple" xlink:href="#id.41mghml" text:style-name="Internet_20_link" text:visited-style-name="Visited_20_Internet_20_Link"><text:tab/>10</text:a></text:p>
      <text:p text:style-name="P17"><text:a xlink:type="simple" xlink:href="#id.vx1227" text:style-name="Internet_20_link" text:visited-style-name="Visited_20_Internet_20_Link"><text:s/></text:a><text:a xlink:type="simple" xlink:href="#id.vx1227" text:style-name="Internet_20_link" text:visited-style-name="Visited_20_Internet_20_Link">Requisitos</text:a><text:a xlink:type="simple" xlink:href="#id.vx1227" text:style-name="Internet_20_link" text:visited-style-name="Visited_20_Internet_20_Link"> </text:a><text:a xlink:type="simple" xlink:href="#id.vx1227" text:style-name="Internet_20_link" text:visited-style-name="Visited_20_Internet_20_Link">de</text:a><text:a xlink:type="simple" xlink:href="#id.vx1227" text:style-name="Internet_20_link" text:visited-style-name="Visited_20_Internet_20_Link"> </text:a><text:a xlink:type="simple" xlink:href="#id.vx1227" text:style-name="Internet_20_link" text:visited-style-name="Visited_20_Internet_20_Link">Segurança</text:a><text:a xlink:type="simple" xlink:href="#id.vx1227" text:style-name="Internet_20_link" text:visited-style-name="Visited_20_Internet_20_Link"><text:tab/>10</text:a></text:p>
      <text:p text:style-name="P3"><text:a xlink:type="simple" xlink:href="#id.1v1yuxt" text:style-name="Internet_20_link" text:visited-style-name="Visited_20_Internet_20_Link">4. </text:a><text:a xlink:type="simple" xlink:href="#id.1v1yuxt" text:style-name="Internet_20_link" text:visited-style-name="Visited_20_Internet_20_Link">APÊNDICES</text:a><text:a xlink:type="simple" xlink:href="#id.1v1yuxt" text:style-name="Internet_20_link" text:visited-style-name="Visited_20_Internet_20_Link"><text:tab/>10</text:a></text:p>
      <text:p text:style-name="P2"><text:a xlink:type="simple" xlink:href="#id.4f1mdlm" text:style-name="Internet_20_link" text:visited-style-name="Visited_20_Internet_20_Link">5. </text:a><text:a xlink:type="simple" xlink:href="#id.4f1mdlm" text:style-name="Internet_20_link" text:visited-style-name="Visited_20_Internet_20_Link">ÍNDICE</text:a><text:a xlink:type="simple" xlink:href="#id.4f1mdlm" text:style-name="Internet_20_link" text:visited-style-name="Visited_20_Internet_20_Link"><text:tab/>11</text:a></text:p>
      <text:p text:style-name="P4"/>
      <text:p text:style-name="P12"/>
      <text:h text:style-name="P29" text:outline-level="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bookmark text:name="id.gjdgxs"/></text:p>
      <text:h text:style-name="P30" text:outline-level="10"><text:soft-page-break/>1. INTRODUÇÃO<text:bookmark text:name="id.30j0zll"/></text:h>
      <text:h text:style-name="P35" text:outline-level="10">1.1 Propósito do documento de requisitos</text:h>
      <text:p text:style-name="P19"><text:tab/><text:span text:style-name="T8">Este documento tem como propósito apresentar um roteiro do desenvolvimento de um software para controle de acesso, seguindo princípios da orientação a objetos com notação UML (Unified Modeling Language). Poderá ser visualizado cada etapa e descrição do produto de software, assim como dos variados tipos de usuário que usufruirão do sistema em questão.</text:span><text:bookmark text:name="id.1fob9te"/></text:p>
      <text:h text:style-name="P35" text:outline-level="10">1.2 Escopo do produto</text:h>
      <text:p text:style-name="P19"><text:tab/><text:span text:style-name="T9">O sistema proposto tem como finalidade controlar o acesso de pessoas em determinado local, sendo utilizado tanto por empresas que necessitam de um nível de segurança mais elevado, como também escolas, academias, locais de trabalho; nesses locais o uso seria voltado apenas o controle de frequência e liberação de passagem para o uso das dependências dos locais citados.</text:span></text:p>
      <text:p text:style-name="P7"><text:span text:style-name="T9"><text:tab/><text:tab/>Um viés da aplicabilidade do sistema</text:span> é<text:span text:style-name="T9"> o objetivo de vender a <text:tab/>aplicação como módulo para outras empresas desenvolvedoras de <text:tab/>software, sendo assim, compromete-se a se ter uma arquitetura <text:tab/>adaptável a customizações e integrações.</text:span></text:p>
      <text:p text:style-name="P7"><text:span text:style-name="T9"><text:tab/><text:tab/>Serão utilizados equipamentos, desde o mais simples até os <text:tab/>mais sofisticados, para promover o controle de acesso, como catracas <text:tab/>eletrônicas, cancelas para automóveis, portas eletrônicas, leitores <text:tab/>biométricos, de acordo o nível de segurança e satisfação do cliente.</text:span></text:p>
      <text:p text:style-name="P7"><text:span text:style-name="T9"><text:tab/><text:tab/>Em cada localidade em que o Sistema for distribuído, algum <text:tab/>funcionário</text:span> será<text:span text:style-name="T9"> treinado,</text:span> tonando-se<text:span text:style-name="T9"> capaz de cadastrar os novos <text:tab/>usuários que aderirem ao local e excluir</text:span> a<text:span text:style-name="T9">quele</text:span>s<text:span text:style-name="T9"> que deixarem de <text:tab/>fazer parte do quadro de usuários.</text:span></text:p>
      <text:p text:style-name="P7"><text:span text:style-name="T9"><text:tab/><text:tab/>Dentre as formas de cadastro de usuário mais simples, será <text:tab/></text:span>obrigatório o cadastro em um dos computadores, com um sistema <text:tab/>contendo todos os dados necessários para a entrada e/ou confirmação <text:tab/>de presença do usuário, e deverá também ser tirada uma foto na <text:tab/>webcam do computador, para que fique vinculado o cadastro com a<text:span text:style-name="T9"> </text:span><text:tab/>foto (logo após será entregue um cartão simples para uso); será <text:tab/>opcional o cadastro das digitais para leitores biométricos<text:span text:style-name="T9"> (</text:span>caso o <text:tab/>usuário venha a esquecer o cartão<text:span text:style-name="T9">).</text:span></text:p>
      <text:p text:style-name="P7"><text:soft-page-break/><text:span text:style-name="T9"><text:tab/><text:tab/>Após o cadastro, o gestor do sistema poderá ter informações a <text:tab/>respeito de cada um desses usuários, assim como verificar sua <text:tab/>frequência e acompanhar em tempo real os usuários que utilizaram o <text:tab/>sistema de acesso.</text:span></text:p>
      <text:p text:style-name="P7"><text:span text:style-name="T9"><text:tab/><text:tab/></text:span>A empresa poderá proporcionar níveis de segurança que serão <text:tab/><text:tab/>vinculados no cadastro dos usuários realizados pelos secretários, de <text:tab/>acordo com sua preferência. Localidades com maior nível de <text:tab/>segurança serão priorizadas, de forma a atender às necessidades da <text:tab/>empresa e protegendo-a a todo momento.</text:p>
      <text:p text:style-name="P34"><text:tab/></text:p>
      <text:p text:style-name="P19"><text:tab/>Observação: O leitor biométrico não é opcional nos<text:span text:style-name="T9"> locais em que há</text:span> uma maior<text:span text:style-name="T9"> rigidez quanto ao acesso de pessoas, como</text:span> salas com acesso restrito, locais com informações secretas, cabines os pilotos de aviões<text:span text:style-name="T9">,</text:span> etc. E se solicitado teremos opções de maior segurança com leitores de voz, leitores ópticos, entre outros aparelhos de acesso.<text:bookmark text:name="id.3znysh7"/></text:p>
      <text:h text:style-name="P35" text:outline-level="10">1.3 Definições, acrônimos e abreviações<text:bookmark text:name="id.2et92p0"/></text:h>
      <text:h text:style-name="P35" text:outline-level="10">1.4 Referências<text:bookmark text:name="id.tyjcwt"/></text:h>
      <text:h text:style-name="P35" text:outline-level="10">1.5 Visão geral do restante do documento</text:h>
      <text:p text:style-name="P5"><text:bookmark text:name="id.3dy6vkm"/></text:p>
      <text:h text:style-name="P30" text:outline-level="10">2. DESCRIÇÃO GERAL<text:bookmark text:name="id.1t3h5sf"/></text:h>
      <text:h text:style-name="P35" text:outline-level="10">2.1 Perspectiva do Produto<text:bookmark text:name="id.4d34og8"/></text:h>
      <text:h text:style-name="P35" text:outline-level="10">2.2 Funções do produto</text:h>
      <text:p text:style-name="P18"><text:tab/><text:span text:style-name="T8">Dentre as principais funções do sistema de controle de acesso, temos:</text:span></text:p>
      <text:p text:style-name="P18"><text:span text:style-name="T8">- realização de cadastro, atualização e deleção das informações de usuários;</text:span></text:p>
      <text:p text:style-name="P18"><text:span text:style-name="T8">- Controle de acesso dos usuários;</text:span></text:p>
      <text:p text:style-name="P18"><text:span text:style-name="T8">- Visualização de relatórios diários em tempo real.</text:span><text:bookmark text:name="id.2s8eyo1"/></text:p>
      <text:h text:style-name="P35" text:outline-level="10"><text:soft-page-break/>2.2 Características do usuário</text:h>
      <text:p text:style-name="P19"><text:tab/><text:span text:style-name="T8">Haverão quatro tipos de usuário para a operação do sistema, sendo estes:</text:span></text:p>
      <text:p text:style-name="P19"><text:span text:style-name="T8">- Administrador: pessoa responsável pela configuração e parametrização do sistema;</text:span></text:p>
      <text:p text:style-name="P19"><text:span text:style-name="T8">- Gestor: pessoa responsável pelo gerenciamento dos funcionários e usuários simples, no qual possuirá relatórios de acessos, podendo este ser em tempo real ou não. Responsável também por designar funções para os funcionários da empresa;</text:span></text:p>
      <text:p text:style-name="P19"><text:span text:style-name="T8">- Secretários: pessoa responsável pelo cadastramento, atualização ou deleção de usuários simples;</text:span></text:p>
      <text:p text:style-name="P19"><text:span text:style-name="T8">- Usuário simples: aquele que utilizará do sistema para obter acesso em determinado local.</text:span><text:bookmark text:name="id.17dp8vu"/></text:p>
      <text:h text:style-name="P35" text:outline-level="10">2.4 Restrições Gerais<text:bookmark text:name="id.3rdcrjn"/></text:h>
      <text:h text:style-name="P35" text:outline-level="10">2.5 Suposições e Dependências</text:h>
      <text:p text:style-name="P20"><text:bookmark text:name="id.26in1rg"/></text:p>
      <text:h text:style-name="P30" text:outline-level="10">3. REQUISITOS DO SISTEMA<text:bookmark text:name="id.lnxbz9"/></text:h>
      <text:h text:style-name="P36" text:outline-level="10">3.1 Requisitos Funcionais (RF)</text:h>
      <text:p text:style-name="P21"/>
      <text:p text:style-name="P22"><text:span text:style-name="T2">RF01 – O sistema deve permitir que o secretário cadastre o usuário com os seguintes dados: CPF, nome, e-mail, telefone.</text:span><text:span text:style-name="T1"> Após a informação dos dados, o secretário vincula um nível de acesso para o usuário.</text:span><text:span text:style-name="T2"> O cadastro do usuário não deve se repetir.</text:span></text:p>
      <text:p text:style-name="P22"><text:span text:style-name="T3">Prioridade:</text:span><text:span text:style-name="T1"> Alta</text:span></text:p>
      <text:p text:style-name="P22"><text:span text:style-name="T1">Fonte</text:span><text:span text:style-name="T3">:</text:span><text:span text:style-name="T1"> Secretários</text:span></text:p>
      <text:p text:style-name="P23"/>
      <text:p text:style-name="P22"><text:soft-page-break/><text:span text:style-name="T2">RF0</text:span><text:span text:style-name="T1">2</text:span><text:span text:style-name="T2"> –</text:span><text:span text:style-name="T1"> O sistema deve informar, durante o cadastro, uma lista das localidades da empresa</text:span><text:span text:style-name="T2"> para que o secretário possa realizar a vinculação dos mesmos ao cadastro de usuário, de acordo com o nível de acesso já definido.</text:span></text:p>
      <text:p text:style-name="P22"><text:span text:style-name="T3">Prioridade:</text:span><text:span text:style-name="T1"> Alta</text:span></text:p>
      <text:p text:style-name="P22"><text:span text:style-name="T3">Fonte: Secretários</text:span></text:p>
      <text:p text:style-name="P25"/>
      <text:p text:style-name="P25"/>
      <text:p text:style-name="P22"><text:span text:style-name="T2">RF0</text:span><text:span text:style-name="T1">3 – O sistema deve permitir o administrador especificar os níveis de segurança das localidades da empresa, assim como os níveis de segurança requeridos para o acesso de cada localidade, podendo haver localidades com maior priorização.</text:span></text:p>
      <text:p text:style-name="P22"><text:span text:style-name="T3">Prioridade:</text:span><text:span text:style-name="T1"> Alta</text:span></text:p>
      <text:p text:style-name="P22"><text:span text:style-name="T3">Fontes:</text:span><text:span text:style-name="T1"> A</text:span><text:span text:style-name="T3">dministradores</text:span></text:p>
      <text:p text:style-name="P25"/>
      <text:p text:style-name="P22"><text:span text:style-name="T2">RF04 – Localidades com maior priorização devem conter a identificação tanto do gestor quanto do usuário que deseja acesso.</text:span></text:p>
      <text:p text:style-name="P22"><text:span text:style-name="T3">Prioridade:</text:span><text:span text:style-name="T1"> Alta</text:span></text:p>
      <text:p text:style-name="P22"><text:span text:style-name="T3">Fontes:</text:span><text:span text:style-name="T1"> A</text:span><text:span text:style-name="T3">dministradores</text:span><text:span text:style-name="T1"> e gestores</text:span></text:p>
      <text:p text:style-name="P23"/>
      <text:p text:style-name="P22"><text:span text:style-name="T2">RF05 – O sistema deve permitir que o gestor atribua a responsabilidade de estar presente a uma localidade com o nível de segurança priorizado a outro funcionário que seja de sua confiança.</text:span></text:p>
      <text:p text:style-name="P22"><text:span text:style-name="T3">Prioridade:</text:span><text:span text:style-name="T1"> Média</text:span></text:p>
      <text:p text:style-name="P22"><text:span text:style-name="T3">Fontes:</text:span><text:span text:style-name="T1"> A</text:span><text:span text:style-name="T3">dministradores</text:span><text:span text:style-name="T1"> e gestores</text:span></text:p>
      <text:p text:style-name="P23"/>
      <text:p text:style-name="P22"><text:span text:style-name="T2">RF0</text:span><text:span text:style-name="T1">6 – O sistema deve permitir que seja gerado relatórios com o detalhamento de cada local cadastrado na lista de localidades, ou seja, os usuários que o acessaram, a data e horários. Estes relatórios ficarão disponibilizados para o secretário, administrador e gestor do sistema.</text:span></text:p>
      <text:p text:style-name="P22"><text:span text:style-name="T3">Prioridade: média</text:span></text:p>
      <text:p text:style-name="P22"><text:span text:style-name="T3">Fontes: Gestor</text:span><text:span text:style-name="T1">es</text:span><text:span text:style-name="T3"> e administradores</text:span></text:p>
      <text:p text:style-name="P25"><text:soft-page-break/></text:p>
      <text:p text:style-name="P22"><text:span text:style-name="T2">RF</text:span><text:span text:style-name="T1">07</text:span><text:span text:style-name="T2"> – O sistema deve permitir que sejam gerados relatórios com informações a respeito dos funcionários</text:span><text:span text:style-name="T1">(e também usuários comuns)</text:span><text:span text:style-name="T2"> que estão/estevem presentes na empresa,</text:span><text:span text:style-name="T1"> sendo que no mesmo conste o Nome, CPF, Nível de segurança, Horário de Entrada e Saída do mesmo diariamente</text:span><text:span text:style-name="T2">.</text:span><text:span text:style-name="T1"> Para funcionários, serão calculados, de acordo com os horários de entrada e saída, as horas trabalhadas, podendo ser visualizadas por dia, por semana ou por mês.</text:span></text:p>
      <text:p text:style-name="P22"><text:span text:style-name="T3">Prioridade:</text:span><text:span text:style-name="T1"> Média</text:span></text:p>
      <text:p text:style-name="P22"><text:span text:style-name="T3">Fontes:</text:span><text:span text:style-name="T1"> Gestores e administradores</text:span></text:p>
      <text:p text:style-name="P23"/>
      <text:p text:style-name="P23"/>
      <text:p text:style-name="P22"><text:span text:style-name="T2">RF0</text:span><text:span text:style-name="T1">8</text:span><text:span text:style-name="T2"> – O sistema deve permitir a visualização em tempo real</text:span><text:span text:style-name="T1"> de todos os usuários presentes em cada localidade da empresa, de maneira a exibir uma interface com todos as localidades controladas.</text:span></text:p>
      <text:p text:style-name="P22"><text:span text:style-name="T3">Prioridade:</text:span><text:span text:style-name="T1"> Média</text:span></text:p>
      <text:p text:style-name="P22"><text:span text:style-name="T3">Fontes: Gestor</text:span><text:span text:style-name="T1"> e administradores</text:span></text:p>
      <text:p text:style-name="P23"/>
      <text:p text:style-name="P23"/>
      <text:p text:style-name="P22"><text:span text:style-name="T2">RF0</text:span><text:span text:style-name="T1">9</text:span><text:span text:style-name="T2"> –</text:span><text:span text:style-name="T1"> O sistema deve permitir o acesso do usuário no local desejado caso este possua em seu cadastro o nível de permissão (nível de segurança) para tal.</text:span></text:p>
      <text:p text:style-name="P22"><text:span text:style-name="T3">Prioridade: Alta</text:span></text:p>
      <text:p text:style-name="P22"><text:span text:style-name="T3">Fontes: Gestor</text:span></text:p>
      <text:p text:style-name="P25"/>
      <text:p text:style-name="P25"/>
      <text:p text:style-name="P22"><text:span text:style-name="T2">RF010 – O sistema deve permitir que o administrador possa fazer remanejamento das permissões de acesso às localidades (bem como controle de acesso) dos usuários, caso haja solicitação do gestor.</text:span></text:p>
      <text:p text:style-name="P22"><text:span text:style-name="T3">Prioridade:</text:span><text:span text:style-name="T1"> baixa</text:span></text:p>
      <text:p text:style-name="P22"><text:span text:style-name="T3">Fontes: Gestor e administradores</text:span></text:p>
      <text:p text:style-name="P25"/>
      <text:p text:style-name="P25"><text:soft-page-break/></text:p>
      <text:p text:style-name="P22"><text:span text:style-name="T1">RF11</text:span><text:span text:style-name="T2"> –</text:span><text:span text:style-name="T1"> O sistema deve permitir que o gestor atribua um cargo a um funcionário, sendo que o cargo ficará critério do gestor. Ao atribuir o cargo, o gestor deverá definir a quais funcionalidades do sistema aquele funcionário poderá ter acesso.</text:span></text:p>
      <text:p text:style-name="P22"><text:span text:style-name="T3">Prioridade:</text:span><text:span text:style-name="T1">Alta</text:span></text:p>
      <text:p text:style-name="P22"><text:span text:style-name="T1">Fonte</text:span><text:span text:style-name="T3">:</text:span><text:span text:style-name="T1"> Gestor</text:span></text:p>
      <text:p text:style-name="P24"/>
      <text:p text:style-name="P26"><text:bookmark text:name="id.35nkun2"/></text:p>
      <text:h text:style-name="P36" text:outline-level="10">3.2 Requisitos Não Funcionais (RNF)<text:bookmark text:name="id.1ksv4uv"/></text:h>
      <text:h text:style-name="P27" text:outline-level="10"><text:bookmark text:name="id.44sinio"/><text:tab/>Requisitos Não Funcionais do Produto<text:bookmark text:name="id.2jxsxqh"/></text:h>
      <text:h text:style-name="P28" text:outline-level="10"><text:bookmark text:name="id.z337ya"/><text:tab/><text:tab/>Requisitos de Facilidade de Uso</text:h>
      <text:p text:style-name="P7"><text:tab/>A interface do sistema com o usuário final (usuário que realizará o acesso nas localidades da empresa) deve ter adaptações e personalizações que permitem sua utilização para usuários que possuem necessidades especiais.</text:p>
      <text:p text:style-name="P7"><text:tab/>Vários usuários podem ser cadastrados para realizarem o acesso nas localidades da empresa, e visando a produtividade, o cadastro de um usuário por um secretário não deve demorar mais que 30 segundos para ser realizado.<text:bookmark text:name="id.3j2qqm3"/></text:p>
      <text:h text:style-name="P28" text:outline-level="10"><text:span text:style-name="T11"><text:tab/><text:tab/></text:span><text:bookmark text:name="id.1y810tw"/>Requisitos de Desempenho</text:h>
      <text:p text:style-name="P7"><text:tab/>Usuários cadastrados que frequentaram a empresa no máximo 2 vezes num período de 1 ano (por exemplo, entregadores de produtos solicitados pelos funcionários, tais como lanches, roupas, entre outros) terão seus cadastros excluídos de forma a diminuir o sobrecarregamento do banco de dados com informações desnecessárias.</text:p>
      <text:p text:style-name="P7"><text:tab/>O sistema deverá possuir um prazo de no máximo 2 segundos para reconhecimento do usuário pela via de acesso na localidade desejada.<text:bookmark text:name="id.4i7ojhp"/></text:p>
      <text:h text:style-name="P28" text:outline-level="10"><text:bookmark text:name="id.2xcytpi"/><text:tab/><text:tab/>Requisitos de Confiabilidade</text:h>
      <text:p text:style-name="P7"><text:tab/>O sistema deve operar de forma consistente e aceitável dentro do ambiente em que foi integrado.</text:p>
      <text:p text:style-name="P7"><text:tab/>O sistema não terá a probabilidade <text:s/>de tempo de reinicio de 2 segundos após Falha.</text:p>
      <text:p text:style-name="P7"><text:span text:style-name="T10"><text:tab/>A base de dados deve estar sempre íntegra.</text:span><text:bookmark text:name="id.1ci93xb"/></text:p>
      <text:h text:style-name="P28" text:outline-level="10"><text:bookmark text:name="id.3whwml4"/><text:tab/><text:tab/>Requisitos de Portabilidade</text:h>
      <text:p text:style-name="P5"><text:tab/>O sistema deve ser desenvolvido para as plataformas PC e Macintosh.</text:p>
      <text:p text:style-name="P7"><text:soft-page-break/><text:tab/>O sistema deverá ser desenvolvido de forma a possibilitar seu transporte para Windows ou Linux em no máximo 30 dias.</text:p>
      <text:p text:style-name="P7"><text:tab/>O sistema deve ser o mais independente possível da linguagem específica de um banco de dados.<text:bookmark text:name="id.2bn6wsx"/></text:p>
      <text:h text:style-name="P27" text:outline-level="10"><text:bookmark text:name="id.qsh70q"/><text:tab/>Requisitos Não Funcionais Organizacionais<text:bookmark text:name="id.3as4poj"/></text:h>
      <text:h text:style-name="P28" text:outline-level="10"><text:bookmark text:name="id.1pxezwc"/><text:tab/><text:tab/>Requisitos de Entrega</text:h>
      <text:p text:style-name="P7"><text:tab/>O sistema deve emitir relatórios evidenciado no [RF06] para gestores, administradores e secretários no final de cada semana. Estes podem ser emitidos fora da data especificada caso haja a necessidade.</text:p>
      <text:p text:style-name="P7"><text:tab/>O sistema deve emitir relatórios evidenciado no [RF07] para gestores e administradores no final de cada mês. Estes podem ser emitidos fora da data especificada caso haja a necessidade.<text:bookmark text:name="id.49x2ik5"/></text:p>
      <text:h text:style-name="P28" text:outline-level="10"><text:bookmark text:name="id.2p2csry"/><text:tab/><text:tab/>Requisitos de Implementação</text:h>
      <text:p text:style-name="P7"><text:tab/>Os relatórios dos requisitos [RF06] e [RF07] devem ser gerados em PDF, ou serem visualizados no sistema pelo computador.</text:p>
      <text:p text:style-name="P7"><text:tab/>O sistema deverá ser capar de importar arquivos JPG e JPN a fim de vincular a foto tirada do usuário em seu cadastro.</text:p>
      <text:p text:style-name="P7"><text:tab/>O sistema deve ser desenvolvido em linguagem de implementação e banco de dados que não envolva a compra de sistemas, de forma a reduzir custos para a empresa fornecedora e contratante.<text:bookmark text:name="id.147n2zr"/></text:p>
      <text:h text:style-name="P28" text:outline-level="10"><text:bookmark text:name="id.3o7alnk"/><text:tab/><text:tab/>Requisitos de Padrões</text:h>
      <text:p text:style-name="P7"><text:tab/>Deve-se utilizar SQL padrão. Para se ter independência de banco de dados será utilizado o SQL SERVER, a fim de facilitar transações no banco de dados. <text:tab/></text:p>
      <text:p text:style-name="P7"><text:tab/>Todo o sistema deverá ser modelado utilizando a linguagem UML, utilizando o conceito de OO.<text:bookmark text:name="id.23ckvvd"/></text:p>
      <text:h text:style-name="P27" text:outline-level="10"><text:bookmark text:name="id.ihv636"/><text:tab/>Requisitos Não Funcionais Externos<text:bookmark text:name="id.32hioqz"/></text:h>
      <text:h text:style-name="P28" text:outline-level="10"><text:bookmark text:name="id.1hmsyys"/><text:tab/><text:tab/>Requisitos de Interoperabilidade</text:h>
      <text:p text:style-name="P5"><text:tab/>O sistema deverá se comunicar com o SQL Server.<text:bookmark text:name="id.41mghml"/></text:p>
      <text:h text:style-name="P28" text:outline-level="10"><text:bookmark text:name="id.2grqrue"/><text:tab/><text:tab/>Requisitos Éticos</text:h>
      <text:p text:style-name="P7"><text:tab/>Dados pessoais dos funcionários não devem ser compartilhados dentro da empresa para usuários que acessam as localidades, assim como pessoas de fora da empresa.<text:bookmark text:name="id.vx1227"/></text:p>
      <text:h text:style-name="P28" text:outline-level="10"><text:bookmark text:name="id.3fwokq0"/><text:soft-page-break/><text:tab/><text:tab/>Requisitos de Segurança<text:tab/></text:h>
      <text:p text:style-name="P5"><text:tab/>O sistema deverá estar disponível 99,99% do tempo 24 horas do dia.</text:p>
      <text:p text:style-name="P5"><text:tab/>Caso usuário não consiga acesso a determinada localidade após três tentativas, seu cadastro será bloqueado, podendo ser desbloqueado com os secretários, a fim de verificar também a causa da não obtenção do acesso.</text:p>
      <text:p text:style-name="P5"><text:tab/><text:span text:style-name="T10">Apenas funcionários com permissão poderão ter acesso a base de dados.</text:span></text:p>
      <text:p text:style-name="P5"><text:tab/>Um Sistema Gerenciador de Banco de Dados será utilizado a fim de manter a integridade dos dados e facilitar a cópia de segurança do sistema.<text:bookmark text:name="id.1v1yuxt"/></text:p>
      <text:h text:style-name="P30" text:outline-level="10">4. APÊNDICES</text:h>
      <text:p text:style-name="P7"><text:tab/><text:span text:style-name="T8">Foram utilizados como fontes de informações documentações disponibilizadas de sistemas já existentes no mercado, com focos semelhantes e alto padrões de qualidade. Como por exemplo os sistemas Kairos, software pertencente à empresa Dimep Sistemas; e também o sistema W-Acess, um software de controle de acesso pertencente à empresa Wellcare. Foi observado o cotidiano de algumas empresas a fim de buscar complicações que poderiam ser sanadas com nosso sistema, e também observar como são realizadas o controle de acesso de pessoas nas mesmas.</text:span></text:p>
      <text:p text:style-name="P7"><text:span text:style-name="T8"><text:tab/>Foram realizadas entrevistas e aplicação de pequenos questionários com funcionários de categorias mais baixas de empresas interessadas na utilização do SisComp, a fim de entender o processo de trabalho dos funcionários de uma empresa, assim como os meios de acesso para pessoas comuns na mesma. A fim de estabelecer funcionalidades essenciais e adaptações que serviriam com um propósito maior para empresas, foram realizadas entrevistas livres com os gestores e administradores de empresas, ocorrendo, de forma organizada e direcionada, brainstorms, com o intuito de explorar questões como disponibilização de relatórios, níveis de segurança, legislação vigente no local de trabalho destes, tecnologias desejáveis, entre outros tópicos, com o objetivo da criação de um sistema completo, que atenderá muito bem</text:span> <text:span text:style-name="T8">empresas que desejam controlar com um nível maior o acesso de pessoas que ocorrem nestas.</text:span><text:bookmark text:name="id.4f1mdlm"/></text:p>
      <text:h text:style-name="P30" text:outline-level="10"><text:soft-page-break/>5. ÍNDICE</text:h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15%" fo:break-before="auto" fo:break-after="auto" fo:keep-with-next="always" style:writing-mode="lr-tb"/>
      <style:text-properties style:font-name="Cambria" fo:font-family="Cambria" fo:font-size="16pt" fo:font-weight="bold" style:font-name-asian="Cambria" style:font-family-asian="Cambria" style:font-size-asian="16pt" style:font-weight-asian="bold" style:font-name-complex="Cambria" style:font-family-complex="Cambri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15%" fo:break-before="auto" fo:break-after="auto" fo:keep-with-next="always" style:writing-mode="lr-tb"/>
      <style:text-properties style:font-name="Cambria" fo:font-family="Cambria" fo:font-size="14pt" fo:font-style="italic" fo:font-weight="bold" style:font-name-asian="Cambria" style:font-family-asian="Cambria" style:font-size-asian="14pt" style:font-style-asian="italic" style:font-weight-asian="bold" style:font-name-complex="Cambria" style:font-family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15%" fo:break-before="auto" fo:break-after="auto" fo:keep-with-next="always" style:writing-mode="lr-tb"/>
      <style:text-properties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15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loext:contextual-spacing="false" fo:line-height="115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106cm" fo:margin-bottom="0.212cm" loext:contextual-spacing="false" fo:line-height="115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style:page-number="auto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MT1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85cm" fo:margin-left="0cm" fo:margin-right="0cm" fo:margin-top="1.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MP2"><text:span text:style-name="MT1"><text:s/>de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dc:creator/>
    <meta:editing-cycles>1</meta:editing-cycles>
    <meta:document-statistic meta:table-count="0" meta:image-count="0" meta:object-count="0" meta:page-count="12" meta:paragraph-count="151" meta:word-count="2038" meta:character-count="13267" meta:non-whitespace-character-count="11260"/>
  </office:meta>
</office:document-meta>
</file>